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Teacher 1</text:p>
          </table:table-cell>
          <table:table-cell office:value-type="string">
            <text:p>Vacati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Teacher 7</text:p>
          </table:table-cell>
          <table:table-cell office:value-type="string">
            <text:p>Vacation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Class 1</text:p>
          </table:table-cell>
          <table:table-cell office:value-type="string">
            <text:p>Something else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22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4:39:37</meta:creation-date>
    <dc:date>2011-03-03T22:26:17</dc:date>
    <meta:editing-duration>PT2M52S</meta:editing-duration>
    <meta:editing-cycles>2</meta:editing-cycles>
    <meta:generator>LibreOffice/3.3$Linux LibreOffice_project/330m19$Build-7</meta:generator>
    <meta:document-statistic meta:table-count="3" meta:cell-count="26" meta:object-count="0"/>
  </office:meta>
</office:document-meta>
</file>